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ItemSpecificationUpdat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Item Specification Update. Details</text:p>
          </table:table-cell>
          <table:table-cell table:style-name="ce2" office:value-type="string">
            <text:p>CatalogueItemSpecificationUpdate</text:p>
          </table:table-cell>
          <table:table-cell table:style-name="ce2" office:value-type="string">
            <text:p>The document used to update information about Items (e.g., technical descriptions and properties) on an existing Catalogue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Modifica Specifiche Articolo a Catalogo</text:p>
          </table:table-cell>
          <table:table-cell table:style-name="ce15" office:value-type="string">
            <text:p>Il documento usato per aggiornare le informazioni relative agli Articoli (es. descrizione tecnica e proprietà) di un Catalogo esistente.</text:p>
          </table:table-cell>
          <table:table-cell table:style-name="ce25"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atalogue Item Specification Updat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atalogue Item Specification Updat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atalogue Item Specification Updat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 sottoinsieme di UBL usato.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atalogue Item Specification Update. Identifier</text:p>
          </table:table-cell>
          <table:table-cell office:value-type="string">
            <text:p>ID</text:p>
          </table:table-cell>
          <table:table-cell office:value-type="string">
            <text:p>An identifier for the Catalogue Revision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a Revisione Catalogo assegnata dal Venditore.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atalogue Item Specification Updat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atalogue Item Specification Update. Name</text:p>
          </table:table-cell>
          <table:table-cell office:value-type="string">
            <text:p>Name</text:p>
          </table:table-cell>
          <table:table-cell office:value-type="string">
            <text:p>A name given to the Catalogue Revis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e</text:p>
          </table:table-cell>
          <table:table-cell office:value-type="string">
            <text:p>Un nome assegnato alla Revisione Catalogo.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atalogue Item Specification Update. Issue Date. Date</text:p>
          </table:table-cell>
          <table:table-cell office:value-type="string">
            <text:p>IssueDate</text:p>
          </table:table-cell>
          <table:table-cell office:value-type="string">
            <text:p>The date when the Catalogue Revision was issu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Revisione Catalogo.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Catalogue Item Specification Update. Issue Time. Time</text:p>
          </table:table-cell>
          <table:table-cell office:value-type="string">
            <text:p>IssueTime</text:p>
          </table:table-cell>
          <table:table-cell office:value-type="string">
            <text:p>The time when the Catalogue Revision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ella Revisione Catalogo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Catalogue Item Specification Update. Revision Date. Date</text:p>
          </table:table-cell>
          <table:table-cell office:value-type="string">
            <text:p>RevisionDate</text:p>
          </table:table-cell>
          <table:table-cell office:value-type="string">
            <text:p>The date assigned by the Seller on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ata Revisione</text:p>
          </table:table-cell>
          <table:table-cell office:value-type="string">
            <text:p>La data assegnata dal Venditore in cui il Catalogo è stato revisionato.</text:p>
          </table:table-cell>
          <table:table-cell table:number-columns-repeated="101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Catalogue Item Specification Update. Revision Time. Time</text:p>
          </table:table-cell>
          <table:table-cell office:value-type="string">
            <text:p>RevisionTime</text:p>
          </table:table-cell>
          <table:table-cell office:value-type="string">
            <text:p>The time assigned by the Seller at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Revisione</text:p>
          </table:table-cell>
          <table:table-cell office:value-type="string">
            <text:p>L'ora assegnata dal Venditore in cui il Catalogo è stato revisionato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Catalogue Item Specification Updat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a Revisione Catalog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Catalogue Item Specification Update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zione</text:p>
          </table:table-cell>
          <table:table-cell table:style-name="ce24" office:value-type="string">
            <text:p>Descrizione testuale dell'istanza del documento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Catalogue Item Specification Update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</text:p>
          </table:table-cell>
          <table:table-cell office:value-type="string">
            <text:p>Indica la versione corrente del Catalogo.</text:p>
          </table:table-cell>
          <table:table-cell table:number-columns-repeated="1016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Catalogue Item Specification Updat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Catalogue Item Specification Updat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di Validità</text:p>
          </table:table-cell>
          <table:table-cell table:style-name="ce17" office:value-type="string">
            <text:p>Il periodo assegnato dal Venditore durante il quale le informazioni nela Revisione Catalogo sono valide. Può essere assegnato con date di inizio e fine oppure con una durata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string">
            <text:p>Catalogue Item Specification Update. Related_ Catalogue Reference. Catalogue Reference</text:p>
          </table:table-cell>
          <table:table-cell table:style-name="ce4" office:value-type="string">
            <text:p>RelatedCatalogueReference</text:p>
          </table:table-cell>
          <table:table-cell table:style-name="ce4" office:value-type="string">
            <text:p>An association to the Catalogue containing the revised Items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Catalogo Relativo</text:p>
          </table:table-cell>
          <table:table-cell table:style-name="ce17" office:value-type="string">
            <text:p>Associazione al Catalogo contenente gli articoli revisionati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Catalogue Item Specification Update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 di Riferimento</text:p>
          </table:table-cell>
          <table:table-cell table:style-name="ce17" office:value-type="string">
            <text:p>Associazione ad un accordo o contratto di riferimento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Catalogue Item Specification Updat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Una o più firme applicate al documento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Catalogue Item Specification Update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</text:p>
          </table:table-cell>
          <table:table-cell table:style-name="ce17" office:value-type="string">
            <text:p>Associazione alla Parte Fornitore Catalogo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Catalogue Item Specification Updat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cevente</text:p>
          </table:table-cell>
          <table:table-cell table:style-name="ce17" office:value-type="string">
            <text:p>Associazione alla Parte Ricevente il Catalogo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Catalogue Item Specification Updat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La Parte fornitrice responsabile del contratto al quale si riferisce il Catalog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Catalogue Item Specification Update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ente</text:p>
          </table:table-cell>
          <table:table-cell table:style-name="ce17" office:value-type="string">
            <text:p>La Parte Cliente responsabile del contratto al quale il Catalogo si riferisce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4">
            <text:p>24</text:p>
          </table:table-cell>
          <table:table-cell table:style-name="ce4" office:value-type="string">
            <text:p>Catalogue Item Specification Update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Commerciali</text:p>
          </table:table-cell>
          <table:table-cell table:style-name="ce17" office:value-type="string">
            <text:p>Associazione ai termini commerciali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5">
            <text:p>25</text:p>
          </table:table-cell>
          <table:table-cell table:style-name="ce4" office:value-type="string">
            <text:p>Catalogue Item Specification Update. Default_ Language. Language</text:p>
          </table:table-cell>
          <table:table-cell table:style-name="ce4" office:value-type="string">
            <text:p>DefaultLanguage</text:p>
          </table:table-cell>
          <table:table-cell table:style-name="ce4" office:value-type="string">
            <text:p>The default language for the item specification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Lingua base</text:p>
          </table:table-cell>
          <table:table-cell table:style-name="ce17" office:value-type="string">
            <text:p>La Lingua base utilizzata per descrivere l'Articol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4" office:value-type="string">
            <text:p>Catalogue Item Specification Update. Catalogue Item Specification Update Line</text:p>
          </table:table-cell>
          <table:table-cell table:style-name="ce4" office:value-type="string">
            <text:p>CatalogueItemSpecificationUpdateLine</text:p>
          </table:table-cell>
          <table:table-cell table:style-name="ce4" office:value-type="string">
            <text:p>An association to one or more Catalogue Item Specification Update Line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gg.to Specifiche Articolo su Riga Catalogo</text:p>
          </table:table-cell>
          <table:table-cell table:style-name="ce17" office:value-type="string">
            <text:p>Associazione ad uno o più Righe di Aggiornamento Specifiche di Articoli a Catalogo.</text:p>
          </table:table-cell>
          <table:table-cell table:style-name="ce26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CatalogueItemSpecificationUpdat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9:16</dc:date>
    <meta:document-statistic meta:table-count="1" meta:cell-count="219" meta:object-count="0"/>
    <meta:generator>OpenOffice.org/3.0$Win32 OpenOffice.org_project/300m9$Build-9358</meta:generator>
  </office:meta>
</office:document-meta>
</file>